
<file path=META-INF/manifest.xml><?xml version="1.0" encoding="utf-8"?>
<manifest:manifest xmlns:manifest="urn:oasis:names:tc:opendocument:xmlns:manifest:1.0">
  <manifest:file-entry manifest:full-path="OleObj1" manifest:media-type="application/octet-stream"/>
  <manifest:file-entry manifest:full-path="OleObj2" manifest:media-type="application/octet-stream"/>
  <manifest:file-entry manifest:full-path="OleObj3" manifest:media-type="application/octet-stream"/>
  <manifest:file-entry manifest:full-path="OleObj4" manifest:media-type="application/octet-stream"/>
  <manifest:file-entry manifest:full-path="OleObj5" manifest:media-type="application/octet-stream"/>
  <manifest:file-entry manifest:full-path="OleObj6" manifest:media-type="application/octet-stream"/>
  <manifest:file-entry manifest:full-path="OleObj7" manifest:media-type="application/octet-stream"/>
  <manifest:file-entry manifest:full-path="OleObj8" manifest:media-type="application/octet-stream"/>
  <manifest:file-entry manifest:full-path="OleObj9" manifest:media-type="application/octet-stream"/>
  <manifest:file-entry manifest:full-path="OleObj10" manifest:media-type="application/octet-stream"/>
  <manifest:file-entry manifest:full-path="OleObj11" manifest:media-type="application/octet-stream"/>
  <manifest:file-entry manifest:full-path="OleObj12" manifest:media-type="application/octet-stream"/>
  <manifest:file-entry manifest:full-path="OleObj13" manifest:media-type="application/octet-stream"/>
  <manifest:file-entry manifest:full-path="OleObj14" manifest:media-type="application/octet-stream"/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26.00pt" fo:font-weight="normal" fo:font-family="Arial" style:font-family-asian="Arial" style:font-family-complex="Arial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5.00pt" fo:font-weight="normal" fo:font-family="Arial" style:font-family-asian="Arial" style:font-family-complex="Arial" fo:background-color="transparent" fo:color="#666666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6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9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0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1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2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5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16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7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18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19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2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23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27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8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29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0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1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2" style:family="text">
      <style:text-properties fo:font-size="11.00pt" fo:font-weight="normal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ff"/>
    </style:style>
    <style:style style:name="T33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34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5" style:family="text">
      <style:text-properties fo:font-size="11.00pt" fo:font-weight="bold" style:text-underline-mode="continuous" style:text-underline-type="single" style:text-underline-style="solid" style:text-underline-width="normal" fo:font-family="Arial" style:font-family-asian="Arial" style:font-family-complex="Arial" fo:background-color="transparent" fo:color="#000000"/>
    </style:style>
    <style:style style:name="T36" style:family="text">
      <style:text-properties fo:font-size="11.00pt" fo:font-weight="bold" fo:font-family="Arial" style:font-family-asian="Arial" style:font-family-complex="Arial" fo:background-color="transparent" fo:color="#000000"/>
    </style:style>
    <style:style style:name="T37" style:family="text">
      <style:text-properties fo:font-size="11.00pt" fo:font-weight="normal" fo:font-family="Arial" style:font-family-asian="Arial" style:font-family-complex="Arial" fo:background-color="transparent" fo:color="#000000"/>
    </style:style>
    <style:style style:name="T3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20.00pt" fo:font-weight="bold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54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55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6" style:family="text">
      <style:text-properties fo:font-size="11.00pt" fo:font-weight="bold" fo:font-family="Arial" style:font-family-asian="Arial" style:font-family-complex="Arial" fo:background-color="transparent" style:use-window-font-color="true" fo:font-style="italic"/>
    </style:style>
    <style:style style:name="T57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5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3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5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6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7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68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1" style:family="text">
      <style:text-properties fo:font-size="11.00pt" fo:font-weight="bold" fo:font-family="Arial" style:font-family-asian="Arial" style:font-family-complex="Arial" fo:background-color="transparent" style:use-window-font-color="true"/>
    </style:style>
    <style:style style:name="T72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3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7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77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78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4" style:family="text">
      <style:text-properties fo:font-size="11.00pt" fo:font-weight="normal" fo:font-family="Arial" style:font-family-asian="Arial" style:font-family-complex="Arial" fo:background-color="transparent" style:use-window-font-color="true" fo:font-style="italic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87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20.00pt" fo:font-weight="normal" fo:font-family="Arial" style:font-family-asian="Arial" style:font-family-complex="Arial" fo:background-color="transparent" style:use-window-font-color="true"/>
    </style:style>
    <style:style style:name="T90" style:family="text">
      <style:text-properties fo:font-size="16.00pt" fo:font-weight="normal" fo:font-family="Arial" style:font-family-asian="Arial" style:font-family-complex="Arial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6.00pt" fo:font-weight="bold" fo:font-family="Arial" style:font-family-asian="Arial" style:font-family-complex="Arial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 fo:margin-bottom="3.00pt"/>
    </style:style>
    <style:style style:name="P2" style:family="paragraph">
      <style:paragraph-properties fo:line-height="115.00%" fo:text-align="left"/>
    </style:style>
    <style:style style:name="P3" style:family="paragraph">
      <style:paragraph-properties fo:line-height="100.00%" fo:text-align="center" fo:margin-bottom="16.00pt"/>
    </style:style>
    <style:style style:name="P4" style:family="paragraph">
      <style:paragraph-properties fo:line-height="115.00%" fo:text-align="center"/>
    </style:style>
    <style:style style:name="P5" style:family="paragraph">
      <style:paragraph-properties fo:line-height="115.00%" fo:text-align="left"/>
    </style:style>
    <style:style style:name="P6" style:family="paragraph">
      <style:paragraph-properties fo:line-height="100.00%" fo:text-align="left" fo:margin-top="4.00pt">
        <style:tab-stops>
          <style:tab-stop style:position="451.25pt" style:type="right"/>
        </style:tab-stops>
      </style:paragraph-properties>
    </style:style>
    <style:style style:name="P7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8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9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0" style:family="paragraph">
      <style:paragraph-properties fo:line-height="100.00%" fo:text-align="left" fo:margin-left="18.00pt" fo:text-indent="0.00pt" fo:margin-top="3.00pt">
        <style:tab-stops>
          <style:tab-stop style:position="451.25pt" style:type="right"/>
        </style:tab-stops>
      </style:paragraph-properties>
    </style:style>
    <style:style style:name="P11" style:family="paragraph">
      <style:paragraph-properties fo:line-height="100.00%" fo:text-align="left" fo:margin-top="10.00pt">
        <style:tab-stops>
          <style:tab-stop style:position="451.25pt" style:type="right"/>
        </style:tab-stops>
      </style:paragraph-properties>
    </style:style>
    <style:style style:name="P12" style:family="paragraph">
      <style:paragraph-properties fo:line-height="100.00%" fo:text-align="left" fo:margin-left="18.00pt" fo:text-indent="0.00pt" fo:margin-top="3.00pt" fo:margin-bottom="4.00pt">
        <style:tab-stops>
          <style:tab-stop style:position="451.25pt" style:type="right"/>
        </style:tab-stops>
      </style:paragraph-properties>
    </style:style>
    <style:style style:name="P13" style:family="paragraph">
      <style:paragraph-properties fo:line-height="115.00%" fo:text-align="left"/>
    </style:style>
    <style:style style:name="P14" style:family="paragraph">
      <style:paragraph-properties fo:line-height="100.00%" fo:text-align="left" fo:margin-top="20.00pt" fo:margin-bottom="6.00pt"/>
    </style:style>
    <style:style style:name="P15" style:family="paragraph">
      <style:paragraph-properties fo:line-height="115.00%" fo:text-align="left"/>
    </style:style>
    <style:style style:name="P16" style:family="paragraph">
      <style:paragraph-properties fo:line-height="100.00%" fo:text-align="left"/>
    </style:style>
    <style:style style:name="P17" style:family="paragraph">
      <style:paragraph-properties fo:line-height="115.00%" fo:text-align="left"/>
    </style:style>
    <style:style style:name="P18" style:family="paragraph">
      <style:paragraph-properties fo:line-height="100.00%" fo:text-align="left"/>
    </style:style>
    <style:style style:name="P19" style:family="paragraph">
      <style:paragraph-properties fo:line-height="115.00%" fo:text-align="left"/>
    </style:style>
    <style:style style:name="P20" style:family="paragraph">
      <style:paragraph-properties fo:line-height="100.00%" fo:text-align="left"/>
    </style:style>
    <style:style style:name="P21" style:family="paragraph">
      <style:paragraph-properties fo:line-height="115.00%" fo:text-align="left"/>
    </style:style>
    <style:style style:name="P22" style:family="paragraph">
      <style:paragraph-properties fo:line-height="100.00%" fo:text-align="left" fo:margin-top="20.00pt" fo:margin-bottom="6.00pt"/>
    </style:style>
    <style:style style:name="P23" style:family="paragraph">
      <style:paragraph-properties fo:line-height="100.00%" fo:text-align="left" fo:margin-top="18.00pt" fo:margin-bottom="6.00pt"/>
    </style:style>
    <style:style style:name="P24" style:family="paragraph">
      <style:paragraph-properties fo:line-height="115.00%" fo:text-align="left"/>
    </style:style>
    <style:style style:name="P25" style:family="paragraph">
      <style:paragraph-properties fo:line-height="100.00%" fo:text-align="left" fo:margin-top="18.00pt" fo:margin-bottom="6.00pt"/>
    </style:style>
    <style:style style:name="P26" style:family="paragraph">
      <style:paragraph-properties fo:line-height="100.00%" fo:text-align="left" fo:margin-top="20.00pt" fo:margin-bottom="6.00pt"/>
    </style:style>
    <style:style style:name="P27" style:family="paragraph">
      <style:paragraph-properties fo:line-height="100.00%" fo:text-align="left"/>
    </style:style>
    <style:style style:name="P28" style:family="paragraph">
      <style:paragraph-properties fo:line-height="115.00%" fo:text-align="left"/>
    </style:style>
    <style:style style:name="P29" style:family="paragraph">
      <style:paragraph-properties fo:line-height="100.00%" fo:text-align="left" fo:margin-top="20.00pt" fo:margin-bottom="6.00pt"/>
    </style:style>
    <style:style style:name="P30" style:family="paragraph">
      <style:paragraph-properties fo:line-height="100.00%" fo:text-align="left" fo:margin-top="18.00pt" fo:margin-bottom="6.00pt"/>
    </style:style>
    <style:style style:name="P31" style:family="paragraph">
      <style:paragraph-properties fo:line-height="115.00%" fo:text-align="left"/>
    </style:style>
    <style:style style:name="P32" style:family="paragraph">
      <style:paragraph-properties fo:line-height="100.00%" fo:text-align="left" fo:margin-top="20.00pt" fo:margin-bottom="6.00pt"/>
    </style:style>
    <style:style style:name="P33" style:family="paragraph">
      <style:paragraph-properties fo:line-height="100.00%" fo:text-align="left" fo:margin-top="18.00pt" fo:margin-bottom="6.00pt"/>
    </style:style>
    <style:style style:name="P34" style:family="paragraph">
      <style:paragraph-properties fo:line-height="100.00%" fo:text-align="left"/>
    </style:style>
    <style:style style:name="P35" style:family="paragraph">
      <style:paragraph-properties fo:line-height="115.00%" fo:text-align="left"/>
    </style:style>
    <style:style style:name="P36" style:family="paragraph">
      <style:paragraph-properties fo:line-height="100.00%" fo:text-align="left"/>
    </style:style>
    <style:style style:name="P37" style:family="paragraph">
      <style:paragraph-properties fo:line-height="115.00%" fo:text-align="left"/>
    </style:style>
    <style:style style:name="P38" style:family="paragraph">
      <style:paragraph-properties fo:line-height="100.00%" fo:text-align="left"/>
    </style:style>
    <style:style style:name="P39" style:family="paragraph">
      <style:paragraph-properties fo:line-height="115.00%" fo:text-align="left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15.00%" fo:text-align="left"/>
    </style:style>
  </office:automatic-styles>
  <office:body>
    <office:text>
      <text:p text:style-name="P1"><text:span text:style-name="T1">Rapport d’optimisation</text:span></text:p>
      <text:p text:style-name="P2"><text:span text:style-name="T2"/></text:p>
      <text:p text:style-name="P3"><text:span text:style-name="T3">Nina Carducci - Photographer</text:span></text:p>
      <text:p text:style-name="P4"><text:span text:style-name="T4"/></text:p>
      <text:p text:style-name="P5"><text:span text:style-name="T4"/></text:p>
      <text:p text:style-name="P6"><text:a xlink:href="#_n8jvrnml41oj"><text:span text:style-name="T6">I - Comparatif avant et après optimisation</text:span></text:a><text:span text:style-name="T7"/></text:p>
      <text:p text:style-name="P6"><text:span text:style-name="T8">Avent Optimisation :</text:span></text:p>
      <text:p text:style-name="P6"><text:span text:style-name="T9">- Mobile:</text:span></text:p>
      <text:p text:style-name="P6"><text:span text:style-name="T9">- Ordinateur:</text:span></text:p>
      <text:p text:style-name="P6"><text:span text:style-name="T10">Après<text:s text:c="2"/>Optimisation:</text:span></text:p>
      <text:p text:style-name="P6"><text:span text:style-name="T11">- Mobile:</text:span></text:p>
      <text:p text:style-name="P6"><text:span text:style-name="T11">- Ordinateur:</text:span></text:p>
      <text:p text:style-name="P6"><text:span text:style-name="T12"><text:tab/>2</text:span></text:p>
      <text:p text:style-name="P7"><text:a xlink:href="#_75j88ale97cb"><text:span text:style-name="T14">II - Détails des optimisations effectuées</text:span></text:a><text:span text:style-name="T15"><text:tab/>2</text:span></text:p>
      <text:p text:style-name="P8"><text:a xlink:href="#_uxfyskso5n4s"><text:span text:style-name="T17">1 - Les images</text:span></text:a><text:span text:style-name="T18"><text:tab/>2</text:span></text:p>
      <text:p text:style-name="P8"><text:a xlink:href="#_xkbpxkl6umhk"><text:span text:style-name="T20">2 -</text:span></text:a><text:span text:style-name="T21"><text:s/></text:span><text:span text:style-name="T22">En-tête :</text:span></text:p>
      <text:p text:style-name="P8"><text:span text:style-name="T22">3 - Balises :</text:span></text:p>
      <text:p text:style-name="P8"><text:span text:style-name="T22">4 - CSS :</text:span></text:p>
      <text:p text:style-name="P8"><text:span text:style-name="T22">5 - Minification :<text:tab/>2</text:span></text:p>
      <text:p text:style-name="P9"><text:a xlink:href="#_r7gkf09frlj5"><text:span text:style-name="T24">III - Accessibilité du site</text:span></text:a><text:span text:style-name="T25"/></text:p>
      <text:p text:style-name="P9"><text:span text:style-name="T26">- Avant test Wave :</text:span></text:p>
      <text:p text:style-name="P9"><text:span text:style-name="T26">- Après test Wave :<text:tab/>2</text:span></text:p>
      <text:p text:style-name="P9"><text:a xlink:href="#_s89pup9bbtic"><text:span text:style-name="T28">IV - Détails de réalisation additionnelles à la demande du client</text:span></text:a><text:span text:style-name="T29"><text:tab/>2</text:span></text:p>
      <text:p text:style-name="P10"><text:a xlink:href="#_gt5hgt2h0fn6"><text:span text:style-name="T31">1 -</text:span></text:a><text:span text:style-name="T32"><text:s/></text:span><text:span text:style-name="T33">Modifications effectuées :<text:tab/>2</text:span></text:p>
      <text:p text:style-name="P11"><text:a xlink:href="#_w04kirgfeg7j"><text:span text:style-name="T35">Annexe</text:span></text:a><text:span text:style-name="T36"><text:tab/>3</text:span></text:p>
      <text:p text:style-name="P12"><text:span text:style-name="T36">Rapport complet de l’audit Lighthouse</text:span></text:p>
      <text:p text:style-name="P12"><text:span text:style-name="T37">- LightHouse Ordinateur :</text:span></text:p>
      <text:p text:style-name="P12"><text:span text:style-name="T37">- LightHouse Mobile :</text:span></text:p>
      <text:p text:style-name="P12"><text:span text:style-name="T37"><text:tab/>3</text:span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3"><text:span text:style-name="T38"/></text:p>
      <text:p text:style-name="P14"><text:span text:style-name="T39">I - Comparatif avant et après optimisation</text:span></text:p>
      <text:p text:style-name="P15"><text:span text:style-name="T40"/></text:p>
      <text:p text:style-name="P15"><text:span text:style-name="T41">Mobile:</text:span></text:p>
      <text:p text:style-name="P15"><text:span text:style-name="T42">Score Lighthouse avant optimisation : </text:span></text:p>
      <text:p text:style-name="P16"><draw:frame text:anchor-type="as-char" svg:width="115.09mm" svg:height="42.33mm" style:rel-width="scale" style:rel-height="scale"><draw:object-ole xlink:href="OleObj1"/><draw:image xlink:href="ObjectReplacements/OleObj1"/></draw:frame><text:span text:style-name="T43"/></text:p>
      <text:p text:style-name="P16"><text:span text:style-name="T44">Score Lighthouse après optimisation :</text:span></text:p>
      <text:p text:style-name="P16"><draw:frame text:anchor-type="as-char" svg:width="112.45mm" svg:height="38.10mm" style:rel-width="scale" style:rel-height="scale"><draw:object-ole xlink:href="OleObj2"/><draw:image xlink:href="ObjectReplacements/OleObj2"/></draw:frame><text:span text:style-name="T45"/></text:p>
      <text:p text:style-name="P16"><text:span text:style-name="T45"/></text:p>
      <text:p text:style-name="P16"><text:span text:style-name="T46"><text:s text:c="2"/></text:span></text:p>
      <text:p text:style-name="P17"><text:span text:style-name="T47"/></text:p>
      <text:p text:style-name="P17"><text:span text:style-name="T47"/></text:p>
      <text:p text:style-name="P17"><text:span text:style-name="T48">Ordinateur :</text:span></text:p>
      <text:p text:style-name="P17"><text:span text:style-name="T49">Score Lighthouse avant optimisation : </text:span></text:p>
      <text:p text:style-name="P18"><draw:frame text:anchor-type="as-char" svg:width="106.36mm" svg:height="38.36mm" style:rel-width="scale" style:rel-height="scale"><draw:object-ole xlink:href="OleObj3"/><draw:image xlink:href="ObjectReplacements/OleObj3"/></draw:frame><text:span text:style-name="T50"/></text:p>
      <text:p text:style-name="P19"><text:span text:style-name="T50"/></text:p>
      <text:p text:style-name="P19"><text:span text:style-name="T51">Score Lighthouse après optimisation :</text:span></text:p>
      <text:p text:style-name="P20"><draw:frame text:anchor-type="as-char" svg:width="105.83mm" svg:height="37.04mm" style:rel-width="scale" style:rel-height="scale"><draw:object-ole xlink:href="OleObj4"/><draw:image xlink:href="ObjectReplacements/OleObj4"/></draw:frame><text:span text:style-name="T52"/></text:p>
      <text:p text:style-name="P20"><text:span text:style-name="T52"/></text:p>
      <text:p text:style-name="P20"><text:span text:style-name="T52"/></text:p>
      <text:p text:style-name="P21"><text:span text:style-name="T52"/></text:p>
      <text:p text:style-name="P21"><text:span text:style-name="T52"/></text:p>
      <text:p text:style-name="P21"><text:span text:style-name="T52"/></text:p>
      <text:p text:style-name="P21"><text:span text:style-name="T52"/></text:p>
      <text:p text:style-name="P22"><text:span text:style-name="T53">II - Détails des optimisations effectuées</text:span></text:p>
      <text:p text:style-name="P23"><text:span text:style-name="T54">1 - Les images</text:span></text:p>
      <text:p text:style-name="P24"><text:span text:style-name="T55">Le projet comporte originalement<text:s/></text:span><text:span text:style-name="T56">15</text:span><text:span text:style-name="T57"><text:s/></text:span><text:span text:style-name="T58"><text:s/>images pour un poids total de XX. Nous avons effectué les modifications suivantes aux images :</text:span></text:p>
      <text:p text:style-name="P24"><text:span text:style-name="T59"/></text:p>
      <text:p text:style-name="P24"><text:span text:style-name="T60">-<text:s text:c="2"/>Passage du format des images<text:s/></text:span><text:span text:style-name="T61">PNG/JPG en WebP</text:span><text:span text:style-name="T62">, beaucoup plus optimisé pour</text:span></text:p>
      <text:p text:style-name="P24"><text:span text:style-name="T62">les sites web depuis quelques années. Meilleurs temps de chargement, moins de</text:span></text:p>
      <text:p text:style-name="P24"><text:span text:style-name="T62">données et meilleure compression.</text:span></text:p>
      <text:p text:style-name="P24"><text:span text:style-name="T62">-<text:s text:c="2"/>Réduction des noms des images .</text:span></text:p>
      <text:p text:style-name="P24"><text:span text:style-name="T62">-<text:s text:c="2"/>Ajout des attributs<text:s/></text:span><text:span text:style-name="T63">ALT</text:span><text:span text:style-name="T64"><text:s/>manquant .</text:span></text:p>
      <text:p text:style-name="P24"><text:span text:style-name="T64">-<text:s text:c="2"/>Ajout de l’attribut<text:s/></text:span><text:span text:style-name="T65">TITLE</text:span><text:span text:style-name="T66"><text:s/>.</text:span></text:p>
      <text:p text:style-name="P24"><text:span text:style-name="T66">-<text:s text:c="2"/>Ajout de l’attribut loading:<text:s/></text:span><text:span text:style-name="T67">Lazy</text:span><text:span text:style-name="T68">.</text:span></text:p>
      <text:p text:style-name="P24"><text:span text:style-name="T69"/></text:p>
      <text:p text:style-name="P24"><text:span text:style-name="T70">le responsive des images.Après les modifications, le poids total des images est de<text:s/></text:span><text:span text:style-name="T71">1,21 Mo</text:span><text:span text:style-name="T72"><text:s text:c="3"/>soit un gain de<text:s/></text:span><text:span text:style-name="T73">XX</text:span><text:span text:style-name="T74">%.</text:span></text:p>
      <text:p text:style-name="P24"><text:span text:style-name="T75"/></text:p>
      <text:p text:style-name="P24"><text:span text:style-name="T75"/></text:p>
      <text:p text:style-name="P25"><text:span text:style-name="T76">2 - HTML &amp; En-tête</text:span></text:p>
      <text:p text:style-name="P25"><text:span text:style-name="T77">/* la ba ya trop despasse entre les ligne */</text:span></text:p>
      <text:p text:style-name="P26"><text:span text:style-name="T78">III - Accessibilité du site</text:span></text:p>
      <text:p text:style-name="P26"><text:span text:style-name="T79"/></text:p>
      <text:p text:style-name="P27"><text:span text:style-name="T80">Avant optimisation </text:span></text:p>
      <text:p text:style-name="P27"><draw:frame text:anchor-type="as-char" svg:width="74.61mm" svg:height="68.79mm" style:rel-width="scale" style:rel-height="scale"><draw:object-ole xlink:href="OleObj5"/><draw:image xlink:href="ObjectReplacements/OleObj5"/></draw:frame><text:span text:style-name="T81"/></text:p>
      <text:p text:style-name="P27"><text:span text:style-name="T82">Après optimisation </text:span></text:p>
      <text:p text:style-name="P27"><draw:frame text:anchor-type="as-char" svg:width="76.46mm" svg:height="71.97mm" style:rel-width="scale" style:rel-height="scale"><draw:object-ole xlink:href="OleObj6"/><draw:image xlink:href="ObjectReplacements/OleObj6"/></draw:frame><text:span text:style-name="T83"/></text:p>
      <text:p text:style-name="P27"><text:span text:style-name="T83"/></text:p>
      <text:p text:style-name="P28"><text:span text:style-name="T83"/></text:p>
      <text:p text:style-name="P28"><text:span text:style-name="T83"/></text:p>
      <text:p text:style-name="P28"><text:span text:style-name="T84">Modifications faites pour valider l’accessibilité:</text:span></text:p>
      <text:p text:style-name="P28"><text:span text:style-name="T84">.....</text:span></text:p>
      <text:p text:style-name="P28"><text:span text:style-name="T85"/></text:p>
      <text:p text:style-name="P29"><text:span text:style-name="T86">IV - Détails de réalisation additionnelles à la demande du client</text:span></text:p>
      <text:p text:style-name="P30"><text:span text:style-name="T87">1 - …</text:span></text:p>
      <text:p text:style-name="P31"><text:span text:style-name="T88"/></text:p>
      <text:p text:style-name="P31"><text:span text:style-name="T88"/></text:p>
      <text:p text:style-name="P32"><text:span text:style-name="T89">Annexe</text:span></text:p>
      <text:p text:style-name="P33"><text:span text:style-name="T90">Rapport complet de l’audit Lighthouse</text:span></text:p>
      <text:p text:style-name="P33"><text:span text:style-name="T90">Ordinateur:</text:span></text:p>
      <text:p text:style-name="P33"><draw:frame text:anchor-type="as-char" svg:width="152.40mm" svg:height="183.36mm" style:rel-width="scale" style:rel-height="scale"><draw:object-ole xlink:href="OleObj7"/><draw:image xlink:href="ObjectReplacements/OleObj7"/></draw:frame><text:span text:style-name="T90"/></text:p>
      <text:p text:style-name="P33"><draw:frame text:anchor-type="as-char" svg:width="152.40mm" svg:height="144.46mm" style:rel-width="scale" style:rel-height="scale"><draw:object-ole xlink:href="OleObj8"/><draw:image xlink:href="ObjectReplacements/OleObj8"/></draw:frame><text:span text:style-name="T91"/></text:p>
      <text:p text:style-name="P33"><draw:frame text:anchor-type="as-char" svg:width="152.40mm" svg:height="108.74mm" style:rel-width="scale" style:rel-height="scale"><draw:object-ole xlink:href="OleObj9"/><draw:image xlink:href="ObjectReplacements/OleObj9"/></draw:frame><text:span text:style-name="T91"/></text:p>
      <text:p text:style-name="P33"><draw:frame text:anchor-type="as-char" svg:width="152.40mm" svg:height="128.59mm" style:rel-width="scale" style:rel-height="scale"><draw:object-ole xlink:href="OleObj10"/><draw:image xlink:href="ObjectReplacements/OleObj10"/></draw:frame><text:span text:style-name="T91"/></text:p>
      <text:p text:style-name="P33"><text:span text:style-name="T92">Mobile:</text:span></text:p>
      <text:p text:style-name="P33"><draw:frame text:anchor-type="as-char" svg:width="152.40mm" svg:height="146.84mm" style:rel-width="scale" style:rel-height="scale"><draw:object-ole xlink:href="OleObj11"/><draw:image xlink:href="ObjectReplacements/OleObj11"/></draw:frame><text:span text:style-name="T92"/></text:p>
      <text:p text:style-name="P33"><text:span text:style-name="T93"/></text:p>
      <text:p text:style-name="P34"><draw:frame text:anchor-type="as-char" svg:width="152.40mm" svg:height="151.08mm" style:rel-width="scale" style:rel-height="scale"><draw:object-ole xlink:href="OleObj12"/><draw:image xlink:href="ObjectReplacements/OleObj12"/></draw:frame><text:span text:style-name="T93"/></text:p>
      <text:p text:style-name="P35"><text:span text:style-name="T93"/></text:p>
      <text:p text:style-name="P35"><text:span text:style-name="T93"/></text:p>
      <text:p text:style-name="P36"><draw:frame text:anchor-type="as-char" svg:width="152.40mm" svg:height="109.27mm" style:rel-width="scale" style:rel-height="scale"><draw:object-ole xlink:href="OleObj13"/><draw:image xlink:href="ObjectReplacements/OleObj13"/></draw:frame><text:span text:style-name="T93"/></text:p>
      <text:p text:style-name="P36"><text:span text:style-name="T93"/></text:p>
      <text:p text:style-name="P37"><text:span text:style-name="T93"/></text:p>
      <text:p text:style-name="P38"><draw:frame text:anchor-type="as-char" svg:width="152.40mm" svg:height="130.44mm" style:rel-width="scale" style:rel-height="scale"><draw:object-ole xlink:href="OleObj14"/><draw:image xlink:href="ObjectReplacements/OleObj14"/></draw:frame><text:span text:style-name="T93"/></text:p>
      <text:p text:style-name="P39"><text:span text:style-name="T93"/></text:p>
      <text:p text:style-name="P39"><text:span text:style-name="T93"/></text:p>
      <text:p text:style-name="P39"><text:span text:style-name="T93"/></text:p>
      <text:p text:style-name="P39"><text:span text:style-name="T93"/></text:p>
      <text:p text:style-name="P40"><text:span text:style-name="T93"/></text:p>
      <text:p text:style-name="P40"><text:span text:style-name="T93"/></text:p>
      <text:p text:style-name="P41"><text:span text:style-name="T93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